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use-window-font-color="true" loext:opacity="0%" style:font-name="Arial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font-name="Arial" fo:font-size="12pt" officeooo:paragraph-rsid="000d40c8" style:font-size-asian="12pt" style:font-size-complex="12pt"/>
    </style:style>
    <style:style style:name="P5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font-name="Arial" fo:font-size="12pt" officeooo:paragraph-rsid="000e3367" style:font-size-asian="12pt" style:font-size-complex="12pt"/>
    </style:style>
    <style:style style:name="P6" style:family="paragraph" style:parent-style-name="Standard">
      <style:paragraph-properties fo:margin-top="0cm" fo:margin-bottom="0.353cm" style:contextual-spacing="false" fo:line-height="150%"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loext:opacity="0%" style:text-position="sub 58%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text-position="sub 58%" fo:font-weight="normal" officeooo:rsid="000d40c8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text-position="sub 58%" fo:font-weight="normal" officeooo:rsid="000e82eb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text-position="sub 58%" fo:font-weight="normal" fo:background-color="transparent" loext:char-shading-value="0" style:font-name-asian="Cambria Math" style:font-name-complex="Cambria Math"/>
    </style:style>
    <style:style style:name="T5" style:family="text">
      <style:text-properties style:use-window-font-color="true" loext:opacity="0%" style:text-position="sub 58%" fo:font-weight="normal" officeooo:rsid="000e3367" fo:background-color="transparent" loext:char-shading-value="0" style:font-name-asian="Cambria Math" style:font-name-complex="Cambria Math"/>
    </style:style>
    <style:style style:name="T6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7" style:family="text">
      <style:text-properties style:use-window-font-color="true" loext:opacity="0%" fo:font-weight="normal" officeooo:rsid="000d40c8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fo:font-weight="normal" fo:background-color="transparent" loext:char-shading-value="0" style:font-name-asian="Cambria Math" style:font-name-complex="Cambria Math"/>
    </style:style>
    <style:style style:name="T9" style:family="text">
      <style:text-properties style:use-window-font-color="true" loext:opacity="0%" fo:font-weight="normal" officeooo:rsid="000d94d8" fo:background-color="transparent" loext:char-shading-value="0" style:font-name-asian="Cambria Math" style:font-name-complex="Cambria Math"/>
    </style:style>
    <style:style style:name="T10" style:family="text">
      <style:text-properties style:use-window-font-color="true" loext:opacity="0%" fo:font-weight="normal" officeooo:rsid="000e3367" fo:background-color="transparent" loext:char-shading-value="0" style:font-name-asian="Cambria Math" style:font-name-complex="Cambria Math"/>
    </style:style>
    <style:style style:name="T11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12" style:family="text">
      <style:text-properties style:use-window-font-color="true" loext:opacity="0%" officeooo:rsid="000d40c8" fo:background-color="transparent" loext:char-shading-value="0" style:font-name-asian="Calibri" style:font-name-complex="Calibri"/>
    </style:style>
    <style:style style:name="T13" style:family="text">
      <style:text-properties style:use-window-font-color="true" loext:opacity="0%" fo:background-color="transparent" loext:char-shading-value="0" style:font-name-asian="Cambria Math" style:font-name-complex="Cambria Math"/>
    </style:style>
    <style:style style:name="T14" style:family="text">
      <style:text-properties style:use-window-font-color="true" loext:opacity="0%" style:text-position="0% 100%" fo:font-weight="normal" officeooo:rsid="000e3367" fo:background-color="transparent" loext:char-shading-value="0" style:font-name-asian="Cambria Math" style:font-name-complex="Cambria Math"/>
    </style:style>
    <style:style style:name="T15" style:family="text">
      <style:text-properties officeooo:rsid="000d40c8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ando as relações a seguir, com os seguintes atributos:</text:p>
      <text:p text:style-name="P2"><text:span text:style-name="T15">A</text:span>mbulat<text:span text:style-name="T15">ó</text:span>rio<text:span text:style-name="T15">s</text:span>(<text:span text:style-name="T16">nroa</text:span>, andar, capacidade)</text:p>
      <text:p text:style-name="P2"><text:span text:style-name="T15">Mé</text:span>dicos(<text:span text:style-name="T16">codm</text:span>, <text:span text:style-name="T15">CPF</text:span>, nome, idade, cidade, especialidade, <text:span text:style-name="T17">nroa</text:span>)</text:p>
      <text:p text:style-name="P2"><text:span text:style-name="T15">Pacientes</text:span>(<text:span text:style-name="T16">codp</text:span>, CPF, nome, idade, cidade, doença)</text:p>
      <text:p text:style-name="P2">Consulta<text:span text:style-name="T15">s</text:span>(<text:span text:style-name="T18">codm, codp, </text:span><text:span text:style-name="T16">data</text:span>, hora)</text:p>
      <text:p text:style-name="P2">Funcion<text:span text:style-name="T15">á</text:span>rio<text:span text:style-name="T15">s</text:span>(<text:span text:style-name="T16">codf</text:span>, CPF, nome, idade, cidade, sal<text:span text:style-name="T15">á</text:span>rio)</text:p>
      <text:p text:style-name="P1"/>
      <text:p text:style-name="P2"><text:span text:style-name="T15">1. </text:span>Quais são os dados dos médicos com idade superior a 30 anos?</text:p>
      <text:p text:style-name="P3"><text:span text:style-name="T6">σ </text:span><text:span text:style-name="T1">idade &gt; 30 </text:span><text:span text:style-name="T6">(</text:span><text:span text:style-name="T7">Mé</text:span><text:span text:style-name="T6">dicos)</text:span></text:p>
      <text:p text:style-name="P2"><text:span text:style-name="T15">2. </text:span>Qual é o nome e CPF dos médicos com idade superior a 30 anos?</text:p>
      <text:p text:style-name="P4"><text:span text:style-name="T6">Π </text:span><text:span text:style-name="T1">nome, CPF</text:span><text:span text:style-name="T6"> (σ </text:span><text:span text:style-name="T2">i</text:span><text:span text:style-name="T1">dade &gt; 30</text:span><text:span text:style-name="T6"> (</text:span><text:span text:style-name="T7">Mé</text:span><text:span text:style-name="T6">dicos))</text:span></text:p>
      <text:p text:style-name="P2"><text:span text:style-name="T15">3. </text:span>Quais são os pacientes menores de idade?</text:p>
      <text:p text:style-name="P3"><text:span text:style-name="T6">σ </text:span><text:span text:style-name="T1">idade &lt; 18</text:span><text:span text:style-name="T6"> (</text:span><text:span text:style-name="T7">P</text:span><text:span text:style-name="T6">acientes)</text:span></text:p>
      <text:p text:style-name="P2"><text:span text:style-name="T15">4. </text:span>Qual é o nome e CPF dos funcionários com idade superior a 30 anos e salário menor que R$ 15.000?</text:p>
      <text:p text:style-name="P4"><text:span text:style-name="T6">Π </text:span><text:span text:style-name="T1">nome, CPF</text:span><text:span text:style-name="T6"> (σ </text:span><text:span text:style-name="T1">idade &gt; 30 </text:span><text:span text:style-name="T4">∧</text:span><text:span text:style-name="T1"> sal</text:span><text:span text:style-name="T2">a</text:span><text:span text:style-name="T1">rio &lt; 15000</text:span><text:span text:style-name="T6"> (Funcion</text:span><text:span text:style-name="T7">á</text:span><text:span text:style-name="T6">rio</text:span><text:span text:style-name="T7">s</text:span><text:span text:style-name="T6">))</text:span></text:p>
      <text:p text:style-name="P6"><text:span text:style-name="T12">5. </text:span><text:span text:style-name="T11">Quais</text:span><text:span text:style-name="T13"> </text:span><text:span text:style-name="T11">os</text:span><text:span text:style-name="T13"> </text:span><text:span text:style-name="T11">médicos</text:span><text:span text:style-name="T13"> </text:span><text:span text:style-name="T11">e</text:span><text:span text:style-name="T13"> </text:span><text:span text:style-name="T11">pacientes</text:span><text:span text:style-name="T13"> </text:span><text:span text:style-name="T11">das</text:span><text:span text:style-name="T13"> </text:span><text:span text:style-name="T11">consultas</text:span><text:span text:style-name="T13"> </text:span><text:span text:style-name="T11">a</text:span><text:span text:style-name="T13"> </text:span><text:span text:style-name="T11">partir</text:span><text:span text:style-name="T13"> </text:span><text:span text:style-name="T11">de</text:span><text:span text:style-name="T13"> </text:span><text:span text:style-name="T11">01</text:span><text:span text:style-name="T13">/</text:span><text:span text:style-name="T11">08</text:span><text:span text:style-name="T13">/</text:span><text:span text:style-name="T11">2022</text:span><text:span text:style-name="T13">?</text:span></text:p>
      <text:p text:style-name="P5"><text:span text:style-name="T10">Pacientes_Consultas ← Pacientes</text:span><text:span text:style-name="T8"> ⋈ </text:span><text:span text:style-name="T5">Pacientes</text:span><text:span text:style-name="T4">.codp = </text:span><text:span text:style-name="T5">Consultas</text:span><text:span text:style-name="T4">.codp</text:span><text:span text:style-name="T8"> </text:span><text:span text:style-name="T9">Consultas</text:span></text:p>
      <text:p text:style-name="P5"><text:span text:style-name="T6">σ</text:span><text:span text:style-name="T1"> </text:span><text:span text:style-name="T3">data</text:span><text:span text:style-name="T5"> &gt;= ‘2022-08-01’</text:span><text:span text:style-name="T4"> </text:span><text:span text:style-name="T8">(</text:span><text:span text:style-name="T10">Médicos</text:span><text:span text:style-name="T9"> ⋈</text:span><text:span text:style-name="T4"> </text:span><text:span text:style-name="T5">Médicos.codm = Pacientes_Consultas.codm </text:span><text:span text:style-name="T14">Pacientes_Consultas</text:span><text:span text:style-name="T9">)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1T12:30:07.343000000</dc:date>
    <meta:editing-duration>PT1H25M7S</meta:editing-duration>
    <meta:editing-cycles>5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17" meta:word-count="152" meta:character-count="942" meta:non-whitespace-character-count="807"/>
  </office:meta>
</office:document-meta>
</file>